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system-ui" fo:font-size="10.5pt" fo:letter-spacing="normal" fo:font-style="normal" fo:font-weight="normal"/>
    </style:style>
    <style:style style:name="P3" style:family="paragraph" style:parent-style-name="Text_20_body" style:list-style-name="L1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4" style:family="paragraph" style:parent-style-name="Text_20_body" style:list-style-name="L1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6" style:family="paragraph" style:parent-style-name="Text_20_body" style:list-style-name="L1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7" style:family="paragraph" style:parent-style-name="Text_20_body" style:list-style-name="L1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8" style:family="paragraph" style:parent-style-name="Text_20_body" style:list-style-name="L20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9" style:family="paragraph" style:parent-style-name="Text_20_body" style:list-style-name="L21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0" style:family="paragraph" style:parent-style-name="Text_20_body" style:list-style-name="L22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1" style:family="paragraph" style:parent-style-name="Text_20_body" style:list-style-name="L23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2" style:family="paragraph" style:parent-style-name="Text_20_body" style:list-style-name="L24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3" style:family="paragraph" style:parent-style-name="Text_20_body" style:list-style-name="L2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4" style:family="paragraph" style:parent-style-name="Text_20_body" style:list-style-name="L2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5" style:family="paragraph" style:parent-style-name="Text_20_body" style:list-style-name="L2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6" style:family="paragraph" style:parent-style-name="Text_20_body" style:list-style-name="L2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7" style:family="paragraph" style:parent-style-name="Text_20_body" style:list-style-name="L2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8" style:family="paragraph" style:parent-style-name="Text_20_body" style:list-style-name="L41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19" style:family="paragraph" style:parent-style-name="Text_20_body" style:list-style-name="L42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20" style:family="paragraph" style:parent-style-name="Text_20_body" style:list-style-name="L1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1" style:family="paragraph" style:parent-style-name="Text_20_body" style:list-style-name="L1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2" style:family="paragraph" style:parent-style-name="Text_20_body" style:list-style-name="L1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3" style:family="paragraph" style:parent-style-name="Text_20_body" style:list-style-name="L1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4" style:family="paragraph" style:parent-style-name="Text_20_body" style:list-style-name="L1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5" style:family="paragraph" style:parent-style-name="Text_20_body" style:list-style-name="L20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6" style:family="paragraph" style:parent-style-name="Text_20_body" style:list-style-name="L21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7" style:family="paragraph" style:parent-style-name="Text_20_body" style:list-style-name="L22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8" style:family="paragraph" style:parent-style-name="Text_20_body" style:list-style-name="L23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9" style:family="paragraph" style:parent-style-name="Text_20_body" style:list-style-name="L24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0" style:family="paragraph" style:parent-style-name="Text_20_body" style:list-style-name="L2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1" style:family="paragraph" style:parent-style-name="Text_20_body" style:list-style-name="L2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2" style:family="paragraph" style:parent-style-name="Text_20_body" style:list-style-name="L2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3" style:family="paragraph" style:parent-style-name="Text_20_body" style:list-style-name="L2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4" style:family="paragraph" style:parent-style-name="Text_20_body" style:list-style-name="L2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5" style:family="paragraph" style:parent-style-name="Text_20_body" style:list-style-name="L41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6" style:family="paragraph" style:parent-style-name="Text_20_body" style:list-style-name="L42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7" style:family="paragraph" style:parent-style-name="Text_20_body" style:list-style-name="L29">
      <style:paragraph-properties fo:margin-top="0in" fo:margin-bottom="0.1043in" style:line-height-at-least="0.1874in" fo:orphans="2" fo:widows="2" fo:background-color="#eeeeee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14"/>
    <style:style style:name="P52" style:family="paragraph" style:parent-style-name="Standard" style:list-style-name="L46"/>
    <style:style style:name="P53" style:family="paragraph" style:parent-style-name="Standard" style:list-style-name="L47"/>
    <style:style style:name="P54" style:family="paragraph" style:parent-style-name="Standard" style:list-style-name="L48"/>
    <style:style style:name="P55" style:family="paragraph" style:parent-style-name="Standard" style:list-style-name="L49"/>
    <style:style style:name="P56" style:family="paragraph" style:parent-style-name="Standard" style:list-style-name="L50"/>
    <style:style style:name="P57" style:family="paragraph" style:parent-style-name="Standard" style:list-style-name="L51"/>
    <style:style style:name="P58" style:family="paragraph" style:parent-style-name="Standard" style:list-style-name="L52"/>
    <style:style style:name="P59" style:family="paragraph" style:parent-style-name="Standard" style:list-style-name="L53"/>
    <style:style style:name="P60" style:family="paragraph" style:parent-style-name="Standard" style:list-style-name="L54"/>
    <style:style style:name="P61" style:family="paragraph" style:parent-style-name="Standard" style:list-style-name="L55"/>
    <style:style style:name="P62" style:family="paragraph" style:parent-style-name="Standard" style:list-style-name="L56"/>
    <style:style style:name="P63" style:family="paragraph" style:parent-style-name="Standard" style:list-style-name="L57"/>
    <style:style style:name="P64" style:family="paragraph" style:parent-style-name="Standard" style:list-style-name="L58"/>
    <style:style style:name="P65" style:family="paragraph" style:parent-style-name="Standard" style:list-style-name="L59"/>
    <style:style style:name="P66" style:family="paragraph" style:parent-style-name="Standard" style:list-style-name="L60"/>
    <style:style style:name="P67" style:family="paragraph" style:parent-style-name="Standard" style:list-style-name="L61"/>
    <style:style style:name="P68" style:family="paragraph" style:parent-style-name="Standard" style:list-style-name="L62"/>
    <style:style style:name="P69" style:family="paragraph" style:parent-style-name="Standard" style:list-style-name="L63"/>
    <style:style style:name="P70" style:family="paragraph" style:parent-style-name="Standard" style:list-style-name="L64"/>
    <style:style style:name="P71" style:family="paragraph" style:parent-style-name="Standard" style:list-style-name="L65"/>
    <style:style style:name="P72" style:family="paragraph" style:parent-style-name="Standard" style:list-style-name="L66"/>
    <style:style style:name="P73" style:family="paragraph" style:parent-style-name="Standard" style:list-style-name="L67"/>
    <style:style style:name="P74" style:family="paragraph" style:parent-style-name="Standard" style:list-style-name="L68"/>
    <style:style style:name="P75" style:family="paragraph" style:parent-style-name="Standard" style:list-style-name="L69"/>
    <style:style style:name="P76" style:family="paragraph" style:parent-style-name="Standard" style:list-style-name="L70"/>
    <style:style style:name="P77" style:family="paragraph" style:parent-style-name="Standard" style:list-style-name="L71"/>
    <style:style style:name="P78" style:family="paragraph" style:parent-style-name="Standard" style:list-style-name="L72"/>
    <style:style style:name="P79" style:family="paragraph" style:parent-style-name="Standard" style:list-style-name="L73"/>
    <style:style style:name="P80" style:family="paragraph" style:parent-style-name="Standard" style:list-style-name="L74"/>
    <style:style style:name="P81" style:family="paragraph" style:parent-style-name="Standard" style:list-style-name="L75"/>
    <style:style style:name="P82" style:family="paragraph" style:parent-style-name="Standard" style:list-style-name="L76"/>
    <style:style style:name="P83" style:family="paragraph" style:parent-style-name="Standard" style:list-style-name="L77"/>
    <style:style style:name="P84" style:family="paragraph" style:parent-style-name="Standard" style:list-style-name="L78"/>
    <style:style style:name="P85" style:family="paragraph" style:parent-style-name="Standard" style:list-style-name="L79"/>
    <style:style style:name="P86" style:family="paragraph" style:parent-style-name="Standard" style:list-style-name="L80"/>
    <style:style style:name="P87" style:family="paragraph" style:parent-style-name="Standard" style:list-style-name="L81"/>
    <style:style style:name="P88" style:family="paragraph" style:parent-style-name="Standard" style:list-style-name="L82"/>
    <style:style style:name="P89" style:family="paragraph" style:parent-style-name="Standard" style:list-style-name="L83"/>
    <style:style style:name="P90" style:family="paragraph" style:parent-style-name="Standard" style:list-style-name="L84"/>
    <style:style style:name="P91" style:family="paragraph" style:parent-style-name="Standard" style:list-style-name="L85"/>
    <style:style style:name="P92" style:family="paragraph" style:parent-style-name="Standard" style:list-style-name="L86"/>
    <style:style style:name="P93" style:family="paragraph" style:parent-style-name="Standard" style:list-style-name="L87"/>
    <style:style style:name="P94" style:family="paragraph" style:parent-style-name="Standard" style:list-style-name="L88"/>
    <style:style style:name="P95" style:family="paragraph" style:parent-style-name="Standard" style:list-style-name="L89"/>
    <style:style style:name="P96" style:family="paragraph" style:parent-style-name="Standard" style:list-style-name="L90"/>
    <style:style style:name="P97" style:family="paragraph" style:parent-style-name="Standard" style:list-style-name="L91"/>
    <style:style style:name="P98" style:family="paragraph" style:parent-style-name="Standard" style:list-style-name="L92"/>
    <style:style style:name="P99" style:family="paragraph" style:parent-style-name="Standard" style:list-style-name="L93"/>
    <style:style style:name="P100" style:family="paragraph" style:parent-style-name="Standard" style:list-style-name="L94"/>
    <style:style style:name="P101" style:family="paragraph" style:parent-style-name="Standard" style:list-style-name="L95"/>
    <style:style style:name="P102" style:family="paragraph" style:parent-style-name="Standard" style:list-style-name="L96"/>
    <style:style style:name="P103" style:family="paragraph" style:parent-style-name="Standard" style:list-style-name="L97"/>
    <style:style style:name="P104" style:family="paragraph" style:parent-style-name="Standard" style:list-style-name="L98"/>
    <style:style style:name="P105" style:family="paragraph" style:parent-style-name="Standard" style:list-style-name="L99"/>
    <style:style style:name="P106" style:family="paragraph" style:parent-style-name="Standard" style:list-style-name="L100"/>
    <style:style style:name="P107" style:family="paragraph" style:parent-style-name="Standard" style:list-style-name="L101"/>
    <style:style style:name="P108" style:family="paragraph" style:parent-style-name="Standard" style:list-style-name="L102"/>
    <style:style style:name="P109" style:family="paragraph" style:parent-style-name="Standard" style:list-style-name="L103"/>
    <style:style style:name="P110" style:family="paragraph" style:parent-style-name="Standard" style:list-style-name="L104"/>
    <style:style style:name="P111" style:family="paragraph" style:parent-style-name="Standard" style:list-style-name="L105"/>
    <style:style style:name="P112" style:family="paragraph" style:parent-style-name="Standard" style:list-style-name="L106"/>
    <style:style style:name="P113" style:family="paragraph" style:parent-style-name="Standard" style:list-style-name="L107"/>
    <style:style style:name="P114" style:family="paragraph" style:parent-style-name="Standard" style:list-style-name="L108"/>
    <style:style style:name="P115" style:family="paragraph" style:parent-style-name="Standard" style:list-style-name="L109"/>
    <style:style style:name="P116" style:family="paragraph" style:parent-style-name="Standard" style:list-style-name="L110"/>
    <style:style style:name="P117" style:family="paragraph" style:parent-style-name="Standard" style:list-style-name="L111"/>
    <style:style style:name="P118" style:family="paragraph" style:parent-style-name="Standard" style:list-style-name="L112"/>
    <style:style style:name="P119" style:family="paragraph" style:parent-style-name="Standard" style:list-style-name="L113"/>
    <style:style style:name="P120" style:family="paragraph" style:parent-style-name="Standard" style:list-style-name="L114"/>
    <style:style style:name="P121" style:family="paragraph" style:parent-style-name="Standard" style:list-style-name="L115"/>
    <style:style style:name="P122" style:family="paragraph" style:parent-style-name="Standard" style:list-style-name="L116"/>
    <style:style style:name="P123" style:family="paragraph" style:parent-style-name="Standard" style:list-style-name="L117"/>
    <style:style style:name="P124" style:family="paragraph" style:parent-style-name="Standard" style:list-style-name="L118"/>
    <style:style style:name="P125" style:family="paragraph" style:parent-style-name="Standard" style:list-style-name="L119"/>
    <style:style style:name="P126" style:family="paragraph" style:parent-style-name="Standard" style:list-style-name="L120"/>
    <style:style style:name="P127" style:family="paragraph" style:parent-style-name="Standard" style:list-style-name="L121"/>
    <style:style style:name="P128" style:family="paragraph" style:parent-style-name="Standard" style:list-style-name="L122"/>
    <style:style style:name="P129" style:family="paragraph" style:parent-style-name="Standard" style:list-style-name="L123"/>
    <style:style style:name="P130" style:family="paragraph" style:parent-style-name="Standard" style:list-style-name="L124"/>
    <style:style style:name="P131" style:family="paragraph" style:parent-style-name="Standard" style:list-style-name="L125"/>
    <style:style style:name="P132" style:family="paragraph" style:parent-style-name="Standard" style:list-style-name="L126"/>
    <style:style style:name="P133" style:family="paragraph" style:parent-style-name="Standard" style:list-style-name="L127"/>
    <style:style style:name="P134" style:family="paragraph" style:parent-style-name="Standard" style:list-style-name="L128"/>
    <style:style style:name="P135" style:family="paragraph" style:parent-style-name="Standard" style:list-style-name="L129"/>
    <style:style style:name="P136" style:family="paragraph" style:parent-style-name="Standard" style:list-style-name="L130"/>
    <style:style style:name="P137" style:family="paragraph" style:parent-style-name="Heading_20_3">
      <style:paragraph-properties fo:margin-left="0in" fo:margin-right="0in" fo:margin-top="0in" fo:margin-bottom="0.1043in" style:line-height-at-least="0.2917in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138" style:family="paragraph" style:parent-style-name="Heading_20_3">
      <style:paragraph-properties fo:margin-left="0in" fo:margin-right="0in" fo:margin-top="0in" fo:margin-bottom="0.1043in" style:line-height-at-least="0.2291in" fo:text-indent="0in" style:auto-text-indent="false"/>
    </style:style>
    <style:style style:name="P139" style:family="paragraph" style:parent-style-name="Heading_20_4">
      <style:paragraph-properties fo:margin-left="0in" fo:margin-right="0in" fo:margin-top="0in" fo:margin-bottom="0.1043in" style:line-height-at-least="0.2291in" fo:orphans="2" fo:widows="2" fo:text-indent="0in" style:auto-text-indent="false"/>
      <style:text-properties fo:font-variant="normal" fo:text-transform="none" fo:color="#222222" style:font-name="system-ui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03689a" style:font-name="system-ui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normal" style:text-blinking="false"/>
    </style:style>
    <style:style style:name="T7" style:family="text">
      <style:text-properties fo:color="#03689a"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 Course</text:p>
      <text:list xml:id="list15725558397522578" text:style-name="L128">
        <text:list-item>
          <text:p text:style-name="P134">Javascript</text:p>
        </text:list-item>
        <text:list-item>
          <text:p text:style-name="P134">Client Vs Server side JavaScript (Node JS)</text:p>
        </text:list-item>
        <text:list-item>
          <text:p text:style-name="P134">Add Javascript in HTML</text:p>
        </text:list-item>
        <text:list-item>
          <text:p text:style-name="P134">Javascript syntax</text:p>
        </text:list-item>
        <text:list-item>
          <text:p text:style-name="P134">Javascript comments</text:p>
        </text:list-item>
        <text:list-item>
          <text:p text:style-name="P134">Javascript variables, var, let and const</text:p>
        </text:list-item>
        <text:list-item>
          <text:p text:style-name="P134">Javascript data types</text:p>
        </text:list-item>
        <text:list-item>
          <text:p text:style-name="P134">Javascript Strings</text:p>
        </text:list-item>
        <text:list-item>
          <text:p text:style-name="P134">Javascript Numbers</text:p>
        </text:list-item>
        <text:list-item>
          <text:p text:style-name="P134">Javascript functions</text:p>
        </text:list-item>
        <text:list-item>
          <text:p text:style-name="P134">Javascript If Else</text:p>
        </text:list-item>
        <text:list-item>
          <text:p text:style-name="P134">Javascript Switch</text:p>
        </text:list-item>
        <text:list-item>
          <text:p text:style-name="P134">Javascript Try Catch</text:p>
        </text:list-item>
        <text:list-item>
          <text:p text:style-name="P134">High Order Functions</text:p>
        </text:list-item>
        <text:list-item>
          <text:p text:style-name="P134">Closure</text:p>
        </text:list-item>
        <text:list-item>
          <text:p text:style-name="P134">Function return function</text:p>
        </text:list-item>
        <text:list-item>
          <text:p text:style-name="P134">Callback Functions</text:p>
        </text:list-item>
        <text:list-item>
          <text:p text:style-name="P134">Javascript DOM</text:p>
        </text:list-item>
        <text:list-item>
          <text:p text:style-name="P134">DOM Selectors</text:p>
        </text:list-item>
        <text:list-item>
          <text:p text:style-name="P134">DOM Properties and methods</text:p>
        </text:list-item>
        <text:list-item>
          <text:p text:style-name="P134">Javascript events and Event Handlers</text:p>
        </text:list-item>
        <text:list-item>
          <text:p text:style-name="P134">Advance events listeners</text:p>
        </text:list-item>
        <text:list-item>
          <text:p text:style-name="P134">Javascript console</text:p>
        </text:list-item>
        <text:list-item>
          <text:p text:style-name="P134">Javascript Arrays</text:p>
        </text:list-item>
        <text:list-item>
          <text:p text:style-name="P134">Javascript Objects</text:p>
        </text:list-item>
        <text:list-item>
          <text:p text:style-name="P134">Javascript JSON</text:p>
        </text:list-item>
        <text:list-item>
          <text:p text:style-name="P134">Javascript AJAX</text:p>
        </text:list-item>
        <text:list-item>
          <text:p text:style-name="P134">Javascript fetch API</text:p>
        </text:list-item>
        <text:list-item>
          <text:p text:style-name="P134">Javascript OOPS</text:p>
        </text:list-item>
        <text:list-item>
          <text:p text:style-name="P134">Javascript closures</text:p>
        </text:list-item>
        <text:list-item>
          <text:p text:style-name="P134">Javascript ES6 to ES13</text:p>
        </text:list-item>
        <text:list-item>
          <text:p text:style-name="P134">Javascript setInterval and SetTimeout</text:p>
        </text:list-item>
        <text:list-item>
          <text:p text:style-name="P134">Javascript Date Objects</text:p>
        </text:list-item>
        <text:list-item>
          <text:p text:style-name="P134">Javascript Windows Object</text:p>
        </text:list-item>
        <text:list-item>
          <text:p text:style-name="P134">Javascript History Object</text:p>
        </text:list-item>
        <text:list-item>
          <text:p text:style-name="P134">Javascript Navigator Object</text:p>
        </text:list-item>
        <text:list-item>
          <text:p text:style-name="P134">Javascript Screen Object</text:p>
        </text:list-item>
        <text:list-item>
          <text:p text:style-name="P134">Javascript Regex Object</text:p>
        </text:list-item>
        <text:list-item>
          <text:p text:style-name="P134">Javascript cookies</text:p>
        </text:list-item>
        <text:list-item>
          <text:p text:style-name="P134">Web storages</text:p>
          <text:list>
            <text:list-item>
              <text:p text:style-name="P134">Local Storage</text:p>
            </text:list-item>
            <text:list-item>
              <text:p text:style-name="P134">Session Storage</text:p>
            </text:list-item>
          </text:list>
        </text:list-item>
        <text:list-item>
          <text:p text:style-name="P134">Geo Location</text:p>
        </text:list-item>
        <text:list-item>
          <text:p text:style-name="P134">HTML5 Canvas</text:p>
        </text:list-item>
        <text:list-item>
          <text:p text:style-name="P134"><text:soft-page-break/>Debuggers</text:p>
        </text:list-item>
      </text:list>
      <text:p text:style-name="Standard">Advance JavaScript</text:p>
      <text:list xml:id="list6232859202248073838" text:style-name="L129">
        <text:list-item>
          <text:p text:style-name="P135">JavaScript OOPS</text:p>
        </text:list-item>
        <text:list-item>
          <text:p text:style-name="P135">JavaScript Prototype</text:p>
        </text:list-item>
        <text:list-item>
          <text:p text:style-name="P135">JavaScript Constructor</text:p>
        </text:list-item>
        <text:list-item>
          <text:p text:style-name="P135">Callback Functions</text:p>
        </text:list-item>
        <text:list-item>
          <text:p text:style-name="P135">Advanced Arrays Techniques</text:p>
        </text:list-item>
        <text:list-item>
          <text:p text:style-name="P135">Closure</text:p>
        </text:list-item>
        <text:list-item>
          <text:p text:style-name="P135">let &amp; Const</text:p>
        </text:list-item>
        <text:list-item>
          <text:p text:style-name="P135">API</text:p>
        </text:list-item>
        <text:list-item>
          <text:p text:style-name="P135">Math Object</text:p>
        </text:list-item>
      </text:list>
      <text:p text:style-name="Standard">JS ES6 to ES14</text:p>
      <text:list xml:id="list3611866374687279875" text:style-name="L130">
        <text:list-item>
          <text:p text:style-name="P136">What's new in JS ES6</text:p>
        </text:list-item>
        <text:list-item>
          <text:p text:style-name="P136">let &amp; Const</text:p>
        </text:list-item>
        <text:list-item>
          <text:p text:style-name="P136">Template Literals</text:p>
        </text:list-item>
        <text:list-item>
          <text:p text:style-name="P136">Arrow Functions</text:p>
        </text:list-item>
        <text:list-item>
          <text:p text:style-name="P136">Destructuring assignment</text:p>
        </text:list-item>
        <text:list-item>
          <text:p text:style-name="P136">Constructor</text:p>
        </text:list-item>
        <text:list-item>
          <text:p text:style-name="P136">Prototype</text:p>
        </text:list-item>
        <text:list-item>
          <text:p text:style-name="P136">Modules</text:p>
        </text:list-item>
        <text:list-item>
          <text:p text:style-name="P136">Spread operator</text:p>
        </text:list-item>
        <text:list-item>
          <text:p text:style-name="P136">Rest Parameter</text:p>
        </text:list-item>
        <text:list-item>
          <text:p text:style-name="P136">Generators</text:p>
        </text:list-item>
        <text:list-item>
          <text:p text:style-name="P136">Class</text:p>
        </text:list-item>
        <text:list-item>
          <text:p text:style-name="P136">Fetch API</text:p>
        </text:list-item>
        <text:list-item>
          <text:p text:style-name="P136">Promises</text:p>
        </text:list-item>
        <text:list-item>
          <text:p text:style-name="P136">Async and Await</text:p>
        </text:list-item>
      </text:list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7:07.61</dc:date>
    <dc:creator>Joseph Malone</dc:creator>
    <meta:editing-duration>PT14M53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2" meta:paragraph-count="73" meta:word-count="244" meta:character-count="1340"/>
  </office:meta>
</office:document-meta>
</file>